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color="#0000cc"/>
    </style:style>
    <style:style style:name="ce3" style:family="table-cell" style:parent-style-name="Default">
      <style:table-cell-properties fo:border="0.002cm solid #000000"/>
      <style:text-properties fo:color="#990000"/>
    </style:style>
    <style:style style:name="ce4" style:family="table-cell" style:parent-style-name="Default">
      <style:table-cell-properties fo:border="0.002cm solid #000000"/>
      <style:text-properties fo:color="#0000ff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111">
      <style:table-cell-properties fo:border="0.002cm solid #000000"/>
      <style:text-properties fo:color="#0000cc"/>
    </style:style>
    <style:style style:name="ce7" style:family="table-cell" style:parent-style-name="Default" style:data-style-name="N111">
      <style:table-cell-properties fo:border="0.002cm solid #000000"/>
      <style:text-properties fo:color="#990000"/>
    </style:style>
    <style:style style:name="ce8" style:family="table-cell" style:parent-style-name="Default" style:data-style-name="N111">
      <style:table-cell-properties fo:border="0.002cm solid #000000"/>
      <style:text-properties fo:color="#0000ff"/>
    </style:style>
    <style:style style:name="ce9" style:family="table-cell" style:parent-style-name="Default" style:data-style-name="N2">
      <style:table-cell-properties fo:border="0.002cm solid #000000"/>
      <style:text-properties fo:color="#0000cc"/>
    </style:style>
    <style:style style:name="ce10" style:family="table-cell" style:parent-style-name="Default" style:data-style-name="N2">
      <style:table-cell-properties fo:border="0.002cm solid #000000"/>
      <style:text-properties fo:color="#990000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0000"/>
    </style:style>
    <style:style style:name="ce13" style:family="table-cell" style:parent-style-name="Default">
      <style:text-properties fo:color="#0000ff"/>
    </style:style>
    <style:style style:name="ce14" style:family="table-cell" style:parent-style-name="Default">
      <style:text-properties fo:color="#3333ff"/>
    </style:style>
    <style:style style:name="ce15" style:family="table-cell" style:parent-style-name="Default">
      <style:text-properties fo:color="#00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table:number-columns-repeated="1017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2.725">
            <text:p>2,725</text:p>
          </table:table-cell>
          <table:table-cell table:style-name="ce2" office:value-type="float" office:value="0">
            <text:p>0</text:p>
          </table:table-cell>
          <table:table-cell table:style-name="ce6" table:formula="of:=([.D2]/[.$D$13])*100" office:value-type="float" office:value="0">
            <text:p>0,000</text:p>
          </table:table-cell>
          <table:table-cell table:style-name="ce2" table:formula="of:=[.D13]-[.D2]" office:value-type="float" office:value="296.49">
            <text:p>296,49</text:p>
          </table:table-cell>
          <table:table-cell table:style-name="ce9" table:formula="of:=([.F2]/[.$D$13])*100" office:value-type="float" office:value="100">
            <text:p>100,00</text:p>
          </table:table-cell>
          <table:table-cell table:style-name="ce11" table:number-columns-repeated="1017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3" office:value-type="float" office:value="4.79">
            <text:p>4,79</text:p>
          </table:table-cell>
          <table:table-cell table:style-name="ce3" office:value-type="float" office:value="2.905">
            <text:p>2,905</text:p>
          </table:table-cell>
          <table:table-cell table:style-name="ce3" table:formula="of:=[.B3]-[.C3]" office:value-type="float" office:value="1.885">
            <text:p>1,885</text:p>
          </table:table-cell>
          <table:table-cell table:style-name="ce7" table:formula="of:=([.D3]/[.$D$13])*100" office:value-type="float" office:value="0.635771864143816">
            <text:p>0,636</text:p>
          </table:table-cell>
          <table:table-cell table:style-name="ce3" table:formula="of:=[.F2]-[.D3]" office:value-type="float" office:value="294.605">
            <text:p>294,605</text:p>
          </table:table-cell>
          <table:table-cell table:style-name="ce10" table:formula="of:=([.F3]/[.$D$13])*100" office:value-type="float" office:value="99.3642281358562">
            <text:p>99,36</text:p>
          </table:table-cell>
          <table:table-cell table:style-name="ce12"/>
          <table:table-cell table:style-name="ce12" office:value-type="string">
            <text:p>prova del 07 03 2014</text:p>
          </table:table-cell>
          <table:table-cell table:style-name="ce12" table:number-columns-repeated="1015"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4.28">
            <text:p>4,28</text:p>
          </table:table-cell>
          <table:table-cell table:style-name="ce4" office:value-type="float" office:value="2.855">
            <text:p>2,855</text:p>
          </table:table-cell>
          <table:table-cell table:style-name="ce4" table:formula="of:=[.B4]-[.C4]" office:value-type="float" office:value="1.425">
            <text:p>1,425</text:p>
          </table:table-cell>
          <table:table-cell table:style-name="ce8" table:formula="of:=([.D4]/[.$D$13])*100" office:value-type="float" office:value="0.480623292522514">
            <text:p>0,481</text:p>
          </table:table-cell>
          <table:table-cell table:style-name="ce4" table:formula="of:=[.F3]-[.D4]" office:value-type="float" office:value="293.18">
            <text:p>293,18</text:p>
          </table:table-cell>
          <table:table-cell table:style-name="ce9" table:formula="of:=([.F4]/[.$D$13])*100" office:value-type="float" office:value="98.8836048433337">
            <text:p>98,88</text:p>
          </table:table-cell>
          <table:table-cell table:style-name="ce13" table:number-columns-repeated="1017"/>
        </table:table-row>
        <table:table-row table:style-name="ro1">
          <table:table-cell table:style-name="ce3" office:value-type="float" office:value="355">
            <text:p>355</text:p>
          </table:table-cell>
          <table:table-cell table:style-name="ce3" office:value-type="float" office:value="5.595">
            <text:p>5,595</text:p>
          </table:table-cell>
          <table:table-cell table:style-name="ce3" office:value-type="float" office:value="2.79">
            <text:p>2,79</text:p>
          </table:table-cell>
          <table:table-cell table:style-name="ce3" table:formula="of:=[.B5]-[.C5]" office:value-type="float" office:value="2.805">
            <text:p>2,805</text:p>
          </table:table-cell>
          <table:table-cell table:style-name="ce7" table:formula="of:=([.D5]/[.$D$13])*100" office:value-type="float" office:value="0.946069007386421">
            <text:p>0,946</text:p>
          </table:table-cell>
          <table:table-cell table:style-name="ce3" table:formula="of:=[.F4]-[.D5]" office:value-type="float" office:value="290.375">
            <text:p>290,375</text:p>
          </table:table-cell>
          <table:table-cell table:style-name="ce10" table:formula="of:=([.F5]/[.$D$13])*100" office:value-type="float" office:value="97.9375358359473">
            <text:p>97,94</text:p>
          </table:table-cell>
          <table:table-cell table:style-name="ce12" table:number-columns-repeated="1017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3" office:value-type="float" office:value="151.3">
            <text:p>151,3</text:p>
          </table:table-cell>
          <table:table-cell table:style-name="ce3" office:value-type="float" office:value="2.755">
            <text:p>2,755</text:p>
          </table:table-cell>
          <table:table-cell table:style-name="ce3" table:formula="of:=[.B6]-[.C6]" office:value-type="float" office:value="148.545">
            <text:p>148,545</text:p>
          </table:table-cell>
          <table:table-cell table:style-name="ce7" table:formula="of:=([.D6]/[.$D$13])*100" office:value-type="float" office:value="50.1011838510574">
            <text:p>50,101</text:p>
          </table:table-cell>
          <table:table-cell table:style-name="ce3" table:formula="of:=[.F5]-[.D6]" office:value-type="float" office:value="141.83">
            <text:p>141,83</text:p>
          </table:table-cell>
          <table:table-cell table:style-name="ce10" table:formula="of:=([.F6]/[.$D$13])*100" office:value-type="float" office:value="47.8363519848899">
            <text:p>47,84</text:p>
          </table:table-cell>
          <table:table-cell table:style-name="ce12" table:number-columns-repeated="3"/>
          <table:table-cell table:number-columns-repeated="2"/>
          <table:table-cell table:style-name="ce13"/>
          <table:table-cell table:style-name="ce12" table:number-columns-repeated="1011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60.1">
            <text:p>60,1</text:p>
          </table:table-cell>
          <table:table-cell table:style-name="ce4" office:value-type="float" office:value="2.79">
            <text:p>2,79</text:p>
          </table:table-cell>
          <table:table-cell table:style-name="ce4" table:formula="of:=[.B7]-[.C7]" office:value-type="float" office:value="57.31">
            <text:p>57,31</text:p>
          </table:table-cell>
          <table:table-cell table:style-name="ce8" table:formula="of:=([.D7]/[.$D$13])*100" office:value-type="float" office:value="19.3294883469932">
            <text:p>19,329</text:p>
          </table:table-cell>
          <table:table-cell table:style-name="ce3" table:formula="of:=[.F6]-[.D7]" office:value-type="float" office:value="84.5199999999999">
            <text:p>84,52</text:p>
          </table:table-cell>
          <table:table-cell table:style-name="ce9" table:formula="of:=([.F7]/[.$D$13])*100" office:value-type="float" office:value="28.5068636378967">
            <text:p>28,51</text:p>
          </table:table-cell>
          <table:table-cell table:style-name="ce13" table:number-columns-repeated="3"/>
          <table:table-cell table:style-name="ce14" table:number-columns-repeated="2"/>
          <table:table-cell/>
          <table:table-cell table:style-name="ce13" table:number-columns-repeated="1011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.825">
            <text:p>2,825</text:p>
          </table:table-cell>
          <table:table-cell table:style-name="ce3" table:formula="of:=[.B8]-[.C8]" office:value-type="float" office:value="62.175">
            <text:p>62,175</text:p>
          </table:table-cell>
          <table:table-cell table:style-name="ce7" table:formula="of:=([.D8]/[.$D$13])*100" office:value-type="float" office:value="20.9703531316402">
            <text:p>20,970</text:p>
          </table:table-cell>
          <table:table-cell table:style-name="ce3" table:formula="of:=[.F7]-[.D8]" office:value-type="float" office:value="22.3449999999999">
            <text:p>22,345</text:p>
          </table:table-cell>
          <table:table-cell table:style-name="ce10" table:formula="of:=([.F8]/[.$D$13])*100" office:value-type="float" office:value="7.53651050625651">
            <text:p>7,54</text:p>
          </table:table-cell>
          <table:table-cell table:style-name="ce12" table:number-columns-repeated="3"/>
          <table:table-cell table:number-columns-repeated="2"/>
          <table:table-cell table:style-name="ce14"/>
          <table:table-cell table:style-name="ce12" table:number-columns-repeated="1011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18.695">
            <text:p>18,695</text:p>
          </table:table-cell>
          <table:table-cell table:style-name="ce4" office:value-type="float" office:value="2.805">
            <text:p>2,805</text:p>
          </table:table-cell>
          <table:table-cell table:style-name="ce4" table:formula="of:=[.B9]-[.C9]" office:value-type="float" office:value="15.89">
            <text:p>15,89</text:p>
          </table:table-cell>
          <table:table-cell table:style-name="ce8" table:formula="of:=([.D9]/[.$D$13])*100" office:value-type="float" office:value="5.35937131100543">
            <text:p>5,359</text:p>
          </table:table-cell>
          <table:table-cell table:style-name="ce3" table:formula="of:=[.F8]-[.D9]" office:value-type="float" office:value="6.45499999999993">
            <text:p>6,455</text:p>
          </table:table-cell>
          <table:table-cell table:style-name="ce9" table:formula="of:=([.F9]/[.$D$13])*100" office:value-type="float" office:value="2.17713919525108">
            <text:p>2,18</text:p>
          </table:table-cell>
          <table:table-cell table:style-name="ce13" table:number-columns-repeated="3"/>
          <table:table-cell table:style-name="ce15" table:number-columns-repeated="2"/>
          <table:table-cell/>
          <table:table-cell table:style-name="ce13" table:number-columns-repeated="1011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3" office:value-type="float" office:value="8.185">
            <text:p>8,185</text:p>
          </table:table-cell>
          <table:table-cell table:style-name="ce3" office:value-type="float" office:value="2.79">
            <text:p>2,79</text:p>
          </table:table-cell>
          <table:table-cell table:style-name="ce3" table:formula="of:=[.B10]-[.C10]" office:value-type="float" office:value="5.395">
            <text:p>5,395</text:p>
          </table:table-cell>
          <table:table-cell table:style-name="ce7" table:formula="of:=([.D10]/[.$D$13])*100" office:value-type="float" office:value="1.81962292151506">
            <text:p>1,820</text:p>
          </table:table-cell>
          <table:table-cell table:style-name="ce3" table:formula="of:=[.F9]-[.D10]" office:value-type="float" office:value="1.05999999999993">
            <text:p>1,06</text:p>
          </table:table-cell>
          <table:table-cell table:style-name="ce10" table:formula="of:=([.F10]/[.$D$13])*100" office:value-type="float" office:value="0.35751627373602">
            <text:p>0,36</text:p>
          </table:table-cell>
          <table:table-cell table:style-name="ce12" table:number-columns-repeated="3"/>
          <table:table-cell table:number-columns-repeated="2"/>
          <table:table-cell table:style-name="ce15"/>
          <table:table-cell table:style-name="ce12" table:number-columns-repeated="1011"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3.18">
            <text:p>3,18</text:p>
          </table:table-cell>
          <table:table-cell table:style-name="ce4" office:value-type="float" office:value="2.745">
            <text:p>2,745</text:p>
          </table:table-cell>
          <table:table-cell table:style-name="ce4" table:formula="of:=[.B11]-[.C11]" office:value-type="float" office:value="0.435">
            <text:p>0,435</text:p>
          </table:table-cell>
          <table:table-cell table:style-name="ce8" table:formula="of:=([.D11]/[.$D$13])*100" office:value-type="float" office:value="0.146716584033188">
            <text:p>0,147</text:p>
          </table:table-cell>
          <table:table-cell table:style-name="ce3" table:formula="of:=[.F10]-[.D11]" office:value-type="float" office:value="0.624999999999927">
            <text:p>0,625</text:p>
          </table:table-cell>
          <table:table-cell table:style-name="ce9" table:formula="of:=([.F11]/[.$D$13])*100" office:value-type="float" office:value="0.210799689702832">
            <text:p>0,21</text:p>
          </table:table-cell>
          <table:table-cell table:style-name="ce13" table:number-columns-repeated="5"/>
          <table:table-cell/>
          <table:table-cell table:style-name="ce13" table:number-columns-repeated="1011"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float" office:value="3.37">
            <text:p>3,37</text:p>
          </table:table-cell>
          <table:table-cell table:style-name="ce3" office:value-type="float" office:value="2.745">
            <text:p>2,745</text:p>
          </table:table-cell>
          <table:table-cell table:style-name="ce3" table:formula="of:=[.B12]-[.C12]" office:value-type="float" office:value="0.625">
            <text:p>0,625</text:p>
          </table:table-cell>
          <table:table-cell table:style-name="ce7" table:formula="of:=([.D12]/[.$D$13])*100" office:value-type="float" office:value="0.210799689702857">
            <text:p>0,211</text:p>
          </table:table-cell>
          <table:table-cell table:style-name="ce3" table:formula="of:=[.F11]-[.D12]" office:value-type="float" office:value="-0.0000000000000732747196252603">
            <text:p>-7,32747196252603E-014</text:p>
          </table:table-cell>
          <table:table-cell table:style-name="ce9" table:formula="of:=([.F12]/[.$D$13])*100" office:value-type="float" office:value="-0.0000000000000247140610561099">
            <text:p>0,00</text:p>
          </table:table-cell>
          <table:table-cell table:style-name="ce12" table:number-columns-repeated="3"/>
          <table:table-cell table:number-columns-repeated="2"/>
          <table:table-cell table:style-name="ce13"/>
          <table:table-cell table:style-name="ce12" table:number-columns-repeated="1011"/>
        </table:table-row>
        <table:table-row table:style-name="ro1">
          <table:table-cell table:number-columns-repeated="3"/>
          <table:table-cell table:style-name="ce5" table:formula="of:=SUM([.D2:.D12])" office:value-type="float" office:value="296.49">
            <text:p>296,49</text:p>
          </table:table-cell>
          <table:table-cell table:formula="of:=SUM([.E2:.E12])" office:value-type="float" office:value="100">
            <text:p>100</text:p>
          </table:table-cell>
          <table:table-cell table:number-columns-repeated="5"/>
          <table:table-cell table:style-name="ce13" table:number-columns-repeated="2"/>
          <table:table-cell table:number-columns-repeated="1012"/>
        </table:table-row>
        <table:table-row table:style-name="ro1">
          <table:table-cell table:number-columns-repeated="5"/>
          <table:table-cell>
            <draw:frame table:end-cell-address="Foglio1.K34" table:end-x="1.034cm" table:end-y="0.374cm" draw:z-index="0" draw:style-name="gr1" draw:text-style-name="P1" svg:width="10.859cm" svg:height="9.007cm" svg:x="0.838cm" svg:y="0.399cm">
              <draw:object draw:notify-on-update-of-ranges="Foglio1.C18:Foglio1.C28 Foglio1.A18:Foglio1.A28 Foglio1.E15:Foglio1.E15 Foglio1.C18:Foglio1.C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3"/>
          <table:table-cell table:number-columns-repeated="1011"/>
        </table:table-row>
        <table:table-row table:style-name="ro1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G12]" office:value-type="float" office:value="-0.0000000000000247140610561099">
            <text:p>-2,47140610561099E-014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[.G11]" office:value-type="float" office:value="0.210799689702832">
            <text:p>0,2107996897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[.G10]" office:value-type="float" office:value="0.35751627373602">
            <text:p>0,3575162737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[.G9]" office:value-type="float" office:value="2.17713919525108">
            <text:p>2,1771391953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[.G8]" office:value-type="float" office:value="7.53651050625651">
            <text:p>7,5365105063</text:p>
          </table:table-cell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/>
          <table:table-cell table:formula="of:=[.G7]" office:value-type="float" office:value="28.5068636378967">
            <text:p>28,5068636379</text:p>
          </table:table-cell>
          <table:table-cell table:number-columns-repeated="1021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formula="of:=[.G6]" office:value-type="float" office:value="47.8363519848899">
            <text:p>47,8363519849</text:p>
          </table:table-cell>
          <table:table-cell table:number-columns-repeated="1021"/>
        </table:table-row>
        <table:table-row table:style-name="ro1">
          <table:table-cell office:value-type="float" office:value="355">
            <text:p>355</text:p>
          </table:table-cell>
          <table:table-cell/>
          <table:table-cell table:formula="of:=[.G5]" office:value-type="float" office:value="97.9375358359473">
            <text:p>97,9375358359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f:=[.G4]" office:value-type="float" office:value="98.8836048433337">
            <text:p>98,8836048433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[.G3]" office:value-type="float" office:value="99.3642281358562">
            <text:p>99,3642281359</text:p>
          </table:table-cell>
          <table:table-cell table:number-columns-repeated="1021"/>
        </table:table-row>
        <table:table-row table:style-name="ro1">
          <table:table-cell office:value-type="float" office:value="600">
            <text:p>600</text:p>
          </table:table-cell>
          <table:table-cell/>
          <table:table-cell table:formula="of:=[.G2]" office:value-type="float" office:value="100">
            <text:p>100</text:p>
          </table:table-cell>
          <table:table-cell table:number-columns-repeated="1021"/>
        </table:table-row>
      </table:table>
      <table:table table:name="Foglio2" table:style-name="ta1" table:print="false"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6"/>
        <table:table-column table:style-name="co7" table:default-cell-style-name="ce3"/>
        <table:table-column table:style-name="co7" table:default-cell-style-name="ce9"/>
        <table:table-column table:style-name="co7" table:default-cell-style-name="Default"/>
        <table:table-row table:style-name="ro1">
          <table:table-cell table:style-name="ce1" office:value-type="string">
            <text:p>prima prova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office:value-type="string">
            <text:p>prima prova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3.8">
            <text:p>23,8</text:p>
          </table:table-cell>
          <table:table-cell table:style-name="ce2" office:value-type="float" office:value="2.725">
            <text:p>2,725</text:p>
          </table:table-cell>
          <table:table-cell table:style-name="ce2" table:formula="of:=[.B3]-[.C3]" office:value-type="float" office:value="21.075">
            <text:p>21,075</text:p>
          </table:table-cell>
          <table:table-cell table:formula="of:=([.D3]/[.$D$15])*100" office:value-type="float" office:value="7.45239484432186">
            <text:p>7,452</text:p>
          </table:table-cell>
          <table:table-cell table:style-name="ce2" table:formula="of:=[.D15]-[.D3]" office:value-type="float" office:value="261.72">
            <text:p>261,72</text:p>
          </table:table-cell>
          <table:table-cell table:formula="of:=([.F3]/[.$D$15])*100" office:value-type="float" office:value="92.5476051556781">
            <text:p>92,5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.9">
            <text:p>27,9</text:p>
          </table:table-cell>
          <table:table-cell office:value-type="float" office:value="2.905">
            <text:p>2,905</text:p>
          </table:table-cell>
          <table:table-cell table:formula="of:=[.B4]-[.C4]" office:value-type="float" office:value="24.995">
            <text:p>24,995</text:p>
          </table:table-cell>
          <table:table-cell table:style-name="ce7" table:formula="of:=([.D4]/[.$D$15])*100" office:value-type="float" office:value="8.83855796601778">
            <text:p>8,839</text:p>
          </table:table-cell>
          <table:table-cell table:formula="of:=[.F3]-[.D4]" office:value-type="float" office:value="236.725">
            <text:p>236,725</text:p>
          </table:table-cell>
          <table:table-cell table:style-name="ce10" table:formula="of:=([.F4]/[.$D$15])*100" office:value-type="float" office:value="83.7090471896603">
            <text:p>83,71</text:p>
          </table:table-cell>
          <table:table-cell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1.6">
            <text:p>31,6</text:p>
          </table:table-cell>
          <table:table-cell table:style-name="ce4" office:value-type="float" office:value="2.855">
            <text:p>2,855</text:p>
          </table:table-cell>
          <table:table-cell table:style-name="ce4" table:formula="of:=[.B5]-[.C5]" office:value-type="float" office:value="28.745">
            <text:p>28,745</text:p>
          </table:table-cell>
          <table:table-cell table:style-name="ce8" table:formula="of:=([.D5]/[.$D$15])*100" office:value-type="float" office:value="10.1646068707014">
            <text:p>10,165</text:p>
          </table:table-cell>
          <table:table-cell table:style-name="ce4" table:formula="of:=[.F4]-[.D5]" office:value-type="float" office:value="207.98">
            <text:p>207,98</text:p>
          </table:table-cell>
          <table:table-cell table:formula="of:=([.F5]/[.$D$15])*100" office:value-type="float" office:value="73.544440318959">
            <text:p>73,54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.6">
            <text:p>16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13.81">
            <text:p>13,81</text:p>
          </table:table-cell>
          <table:table-cell table:style-name="ce7" table:formula="of:=([.D6]/[.$D$15])*100" office:value-type="float" office:value="4.88339609964816">
            <text:p>4,883</text:p>
          </table:table-cell>
          <table:table-cell table:formula="of:=[.F5]-[.D6]" office:value-type="float" office:value="194.17">
            <text:p>194,17</text:p>
          </table:table-cell>
          <table:table-cell table:style-name="ce10" table:formula="of:=([.F6]/[.$D$15])*100" office:value-type="float" office:value="68.6610442193108">
            <text:p>68,66</text:p>
          </table:table-cell>
          <table:table-cell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3.8">
            <text:p>23,8</text:p>
          </table:table-cell>
          <table:table-cell table:style-name="ce4" office:value-type="float" office:value="2.78">
            <text:p>2,78</text:p>
          </table:table-cell>
          <table:table-cell table:style-name="ce4" table:formula="of:=[.B7]-[.C7]" office:value-type="float" office:value="21.02">
            <text:p>21,02</text:p>
          </table:table-cell>
          <table:table-cell table:style-name="ce8" table:formula="of:=([.D7]/[.$D$15])*100" office:value-type="float" office:value="7.43294612705317">
            <text:p>7,433</text:p>
          </table:table-cell>
          <table:table-cell table:style-name="ce4" table:formula="of:=[.F6]-[.D7]" office:value-type="float" office:value="173.15">
            <text:p>173,15</text:p>
          </table:table-cell>
          <table:table-cell table:formula="of:=([.F7]/[.$D$15])*100" office:value-type="float" office:value="61.2280980922577">
            <text:p>61,2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.6">
            <text:p>27,6</text:p>
          </table:table-cell>
          <table:table-cell office:value-type="float" office:value="2.755">
            <text:p>2,755</text:p>
          </table:table-cell>
          <table:table-cell table:formula="of:=[.B8]-[.C8]" office:value-type="float" office:value="24.845">
            <text:p>24,845</text:p>
          </table:table-cell>
          <table:table-cell table:style-name="ce7" table:formula="of:=([.D8]/[.$D$15])*100" office:value-type="float" office:value="8.78551600983044">
            <text:p>8,786</text:p>
          </table:table-cell>
          <table:table-cell table:formula="of:=[.F7]-[.D8]" office:value-type="float" office:value="148.305">
            <text:p>148,305</text:p>
          </table:table-cell>
          <table:table-cell table:style-name="ce10" table:formula="of:=([.F8]/[.$D$15])*100" office:value-type="float" office:value="52.4425820824272">
            <text:p>52,44</text:p>
          </table:table-cell>
          <table:table-cell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9.33">
            <text:p>9,33</text:p>
          </table:table-cell>
          <table:table-cell table:style-name="ce4" office:value-type="float" office:value="2.79">
            <text:p>2,79</text:p>
          </table:table-cell>
          <table:table-cell table:style-name="ce4" table:formula="of:=[.B9]-[.C9]" office:value-type="float" office:value="6.54">
            <text:p>6,54</text:p>
          </table:table-cell>
          <table:table-cell table:style-name="ce8" table:formula="of:=([.D9]/[.$D$15])*100" office:value-type="float" office:value="2.31262928976821">
            <text:p>2,313</text:p>
          </table:table-cell>
          <table:table-cell table:style-name="ce4" table:formula="of:=[.F8]-[.D9]" office:value-type="float" office:value="141.765">
            <text:p>141,765</text:p>
          </table:table-cell>
          <table:table-cell table:formula="of:=([.F9]/[.$D$15])*100" office:value-type="float" office:value="50.129952792659">
            <text:p>50,1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2.825">
            <text:p>2,825</text:p>
          </table:table-cell>
          <table:table-cell table:formula="of:=[.B10]-[.C10]" office:value-type="float" office:value="32.175">
            <text:p>32,175</text:p>
          </table:table-cell>
          <table:table-cell table:style-name="ce7" table:formula="of:=([.D10]/[.$D$15])*100" office:value-type="float" office:value="11.3774996021853">
            <text:p>11,377</text:p>
          </table:table-cell>
          <table:table-cell table:formula="of:=[.F9]-[.D10]" office:value-type="float" office:value="109.59">
            <text:p>109,59</text:p>
          </table:table-cell>
          <table:table-cell table:style-name="ce10" table:formula="of:=([.F10]/[.$D$15])*100" office:value-type="float" office:value="38.7524531904737">
            <text:p>38,75</text:p>
          </table:table-cell>
          <table:table-cell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39.5">
            <text:p>39,5</text:p>
          </table:table-cell>
          <table:table-cell table:style-name="ce4" office:value-type="float" office:value="2.805">
            <text:p>2,805</text:p>
          </table:table-cell>
          <table:table-cell table:style-name="ce4" table:formula="of:=[.B11]-[.C11]" office:value-type="float" office:value="36.695">
            <text:p>36,695</text:p>
          </table:table-cell>
          <table:table-cell table:style-name="ce8" table:formula="of:=([.D11]/[.$D$15])*100" office:value-type="float" office:value="12.9758305486306">
            <text:p>12,976</text:p>
          </table:table-cell>
          <table:table-cell table:style-name="ce4" table:formula="of:=[.F10]-[.D11]" office:value-type="float" office:value="72.895">
            <text:p>72,895</text:p>
          </table:table-cell>
          <table:table-cell table:formula="of:=([.F11]/[.$D$15])*100" office:value-type="float" office:value="25.776622641843">
            <text:p>25,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.5">
            <text:p>36,5</text:p>
          </table:table-cell>
          <table:table-cell office:value-type="float" office:value="2.79">
            <text:p>2,79</text:p>
          </table:table-cell>
          <table:table-cell table:formula="of:=[.B12]-[.C12]" office:value-type="float" office:value="33.71">
            <text:p>33,71</text:p>
          </table:table-cell>
          <table:table-cell table:style-name="ce7" table:formula="of:=([.D12]/[.$D$15])*100" office:value-type="float" office:value="11.9202956205025">
            <text:p>11,920</text:p>
          </table:table-cell>
          <table:table-cell table:formula="of:=[.F11]-[.D12]" office:value-type="float" office:value="39.185">
            <text:p>39,185</text:p>
          </table:table-cell>
          <table:table-cell table:style-name="ce10" table:formula="of:=([.F12]/[.$D$15])*100" office:value-type="float" office:value="13.8563270213406">
            <text:p>13,86</text:p>
          </table:table-cell>
          <table:table-cell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4.675">
            <text:p>14,675</text:p>
          </table:table-cell>
          <table:table-cell table:style-name="ce4" office:value-type="float" office:value="2.745">
            <text:p>2,745</text:p>
          </table:table-cell>
          <table:table-cell table:style-name="ce4" table:formula="of:=[.B13]-[.C13]" office:value-type="float" office:value="11.93">
            <text:p>11,93</text:p>
          </table:table-cell>
          <table:table-cell table:style-name="ce8" table:formula="of:=([.D13]/[.$D$15])*100" office:value-type="float" office:value="4.21860358210011">
            <text:p>4,219</text:p>
          </table:table-cell>
          <table:table-cell table:style-name="ce4" table:formula="of:=[.F12]-[.D13]" office:value-type="float" office:value="27.255">
            <text:p>27,255</text:p>
          </table:table-cell>
          <table:table-cell table:formula="of:=([.F13]/[.$D$15])*100" office:value-type="float" office:value="9.63772343924044">
            <text:p>9,6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.745">
            <text:p>2,745</text:p>
          </table:table-cell>
          <table:table-cell table:formula="of:=[.B14]-[.C14]" office:value-type="float" office:value="27.255">
            <text:p>27,255</text:p>
          </table:table-cell>
          <table:table-cell table:style-name="ce7" table:formula="of:=([.D14]/[.$D$15])*100" office:value-type="float" office:value="9.63772343924044">
            <text:p>9,638</text:p>
          </table:table-cell>
          <table:table-cell table:formula="of:=[.F13]-[.D14]" office:value-type="float" office:value="0">
            <text:p>0</text:p>
          </table:table-cell>
          <table:table-cell table:style-name="ce10" table:formula="of:=([.F14]/[.$D$15])*100" office:value-type="float" office:value="0">
            <text:p>0,00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table:formula="of:=SUM([.D3:.D14])" office:value-type="float" office:value="282.795">
            <text:p>282,795</text:p>
          </table:table-cell>
          <table:table-cell table:style-name="Default" table:formula="of:=SUM([.E3:.E14])" office:value-type="float" office:value="100">
            <text:p>100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econda prova 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office:value-type="string">
            <text:p>seconda prova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5.3">
            <text:p>25,3</text:p>
          </table:table-cell>
          <table:table-cell table:style-name="ce2" office:value-type="float" office:value="2.725">
            <text:p>2,725</text:p>
          </table:table-cell>
          <table:table-cell table:style-name="ce2" table:formula="of:=[.B20]-[.C20]" office:value-type="float" office:value="22.575">
            <text:p>22,575</text:p>
          </table:table-cell>
          <table:table-cell table:formula="of:=([.D20]/[.$D$32])*100" office:value-type="float" office:value="7.426597582038">
            <text:p>7,427</text:p>
          </table:table-cell>
          <table:table-cell table:style-name="ce2" table:formula="of:=[.D32]-[.D20]" office:value-type="float" office:value="281.4">
            <text:p>281,4</text:p>
          </table:table-cell>
          <table:table-cell table:formula="of:=([.F20]/[.$D$32])*100" office:value-type="float" office:value="92.573402417962">
            <text:p>92,5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9.7">
            <text:p>39,7</text:p>
          </table:table-cell>
          <table:table-cell office:value-type="float" office:value="2.905">
            <text:p>2,905</text:p>
          </table:table-cell>
          <table:table-cell table:formula="of:=[.B21]-[.C21]" office:value-type="float" office:value="36.795">
            <text:p>36,795</text:p>
          </table:table-cell>
          <table:table-cell table:formula="of:=([.D21]/[.$D$32])*100" office:value-type="float" office:value="12.1046138662719">
            <text:p>12,105</text:p>
          </table:table-cell>
          <table:table-cell table:formula="of:=[.F20]-[.D21]" office:value-type="float" office:value="244.605">
            <text:p>244,605</text:p>
          </table:table-cell>
          <table:table-cell table:formula="of:=([.F21]/[.$D$32])*100" office:value-type="float" office:value="80.4687885516901">
            <text:p>80,47</text:p>
          </table:table-cell>
          <table:table-cell/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2.5">
            <text:p>32,5</text:p>
          </table:table-cell>
          <table:table-cell table:style-name="ce4" office:value-type="float" office:value="2.855">
            <text:p>2,855</text:p>
          </table:table-cell>
          <table:table-cell table:style-name="ce4" table:formula="of:=[.B22]-[.C22]" office:value-type="float" office:value="29.645">
            <text:p>29,645</text:p>
          </table:table-cell>
          <table:table-cell table:formula="of:=([.D22]/[.$D$32])*100" office:value-type="float" office:value="9.7524467472654">
            <text:p>9,752</text:p>
          </table:table-cell>
          <table:table-cell table:style-name="ce4" table:formula="of:=[.F21]-[.D22]" office:value-type="float" office:value="214.96">
            <text:p>214,96</text:p>
          </table:table-cell>
          <table:table-cell table:formula="of:=([.F22]/[.$D$32])*100" office:value-type="float" office:value="70.7163418044247">
            <text:p>70,7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.4">
            <text:p>17,4</text:p>
          </table:table-cell>
          <table:table-cell office:value-type="float" office:value="2.79">
            <text:p>2,79</text:p>
          </table:table-cell>
          <table:table-cell table:formula="of:=[.B23]-[.C23]" office:value-type="float" office:value="14.61">
            <text:p>14,61</text:p>
          </table:table-cell>
          <table:table-cell table:formula="of:=([.D23]/[.$D$32])*100" office:value-type="float" office:value="4.80631630890698">
            <text:p>4,806</text:p>
          </table:table-cell>
          <table:table-cell table:formula="of:=[.F22]-[.D23]" office:value-type="float" office:value="200.35">
            <text:p>200,35</text:p>
          </table:table-cell>
          <table:table-cell table:formula="of:=([.F23]/[.$D$32])*100" office:value-type="float" office:value="65.9100254955177">
            <text:p>65,91</text:p>
          </table:table-cell>
          <table:table-cell/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2.2">
            <text:p>22,2</text:p>
          </table:table-cell>
          <table:table-cell table:style-name="ce4" office:value-type="float" office:value="2.78">
            <text:p>2,78</text:p>
          </table:table-cell>
          <table:table-cell table:style-name="ce4" table:formula="of:=[.B24]-[.C24]" office:value-type="float" office:value="19.42">
            <text:p>19,42</text:p>
          </table:table-cell>
          <table:table-cell table:formula="of:=([.D24]/[.$D$32])*100" office:value-type="float" office:value="6.38868327987499">
            <text:p>6,389</text:p>
          </table:table-cell>
          <table:table-cell table:style-name="ce4" table:formula="of:=[.F23]-[.D24]" office:value-type="float" office:value="180.93">
            <text:p>180,93</text:p>
          </table:table-cell>
          <table:table-cell table:formula="of:=([.F24]/[.$D$32])*100" office:value-type="float" office:value="59.5213422156427">
            <text:p>59,5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.8">
            <text:p>26,8</text:p>
          </table:table-cell>
          <table:table-cell office:value-type="float" office:value="2.755">
            <text:p>2,755</text:p>
          </table:table-cell>
          <table:table-cell table:formula="of:=[.B25]-[.C25]" office:value-type="float" office:value="24.045">
            <text:p>24,045</text:p>
          </table:table-cell>
          <table:table-cell table:formula="of:=([.D25]/[.$D$32])*100" office:value-type="float" office:value="7.91018998272885">
            <text:p>7,910</text:p>
          </table:table-cell>
          <table:table-cell table:formula="of:=[.F24]-[.D25]" office:value-type="float" office:value="156.885">
            <text:p>156,885</text:p>
          </table:table-cell>
          <table:table-cell table:formula="of:=([.F25]/[.$D$32])*100" office:value-type="float" office:value="51.6111522329139">
            <text:p>51,61</text:p>
          </table:table-cell>
          <table:table-cell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10.495">
            <text:p>10,495</text:p>
          </table:table-cell>
          <table:table-cell table:style-name="ce4" office:value-type="float" office:value="2.79">
            <text:p>2,79</text:p>
          </table:table-cell>
          <table:table-cell table:style-name="ce4" table:formula="of:=[.B26]-[.C26]" office:value-type="float" office:value="7.705">
            <text:p>7,705</text:p>
          </table:table-cell>
          <table:table-cell table:formula="of:=([.D26]/[.$D$32])*100" office:value-type="float" office:value="2.53474792334896">
            <text:p>2,535</text:p>
          </table:table-cell>
          <table:table-cell table:style-name="ce4" table:formula="of:=[.F25]-[.D26]" office:value-type="float" office:value="149.18">
            <text:p>149,18</text:p>
          </table:table-cell>
          <table:table-cell table:formula="of:=([.F26]/[.$D$32])*100" office:value-type="float" office:value="49.0764043095649">
            <text:p>49,0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.13">
            <text:p>13,13</text:p>
          </table:table-cell>
          <table:table-cell office:value-type="float" office:value="2.825">
            <text:p>2,825</text:p>
          </table:table-cell>
          <table:table-cell table:formula="of:=[.B27]-[.C27]" office:value-type="float" office:value="10.305">
            <text:p>10,305</text:p>
          </table:table-cell>
          <table:table-cell table:formula="of:=([.D27]/[.$D$32])*100" office:value-type="float" office:value="3.3900814211695">
            <text:p>3,390</text:p>
          </table:table-cell>
          <table:table-cell table:formula="of:=[.F26]-[.D27]" office:value-type="float" office:value="138.875">
            <text:p>138,875</text:p>
          </table:table-cell>
          <table:table-cell table:formula="of:=([.F27]/[.$D$32])*100" office:value-type="float" office:value="45.6863228883954">
            <text:p>45,69</text:p>
          </table:table-cell>
          <table:table-cell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20.1">
            <text:p>20,1</text:p>
          </table:table-cell>
          <table:table-cell table:style-name="ce4" office:value-type="float" office:value="2.805">
            <text:p>2,805</text:p>
          </table:table-cell>
          <table:table-cell table:style-name="ce4" table:formula="of:=[.B28]-[.C28]" office:value-type="float" office:value="17.295">
            <text:p>17,295</text:p>
          </table:table-cell>
          <table:table-cell table:formula="of:=([.D28]/[.$D$32])*100" office:value-type="float" office:value="5.68961263261782">
            <text:p>5,690</text:p>
          </table:table-cell>
          <table:table-cell table:style-name="ce4" table:formula="of:=[.F27]-[.D28]" office:value-type="float" office:value="121.58">
            <text:p>121,58</text:p>
          </table:table-cell>
          <table:table-cell table:formula="of:=([.F28]/[.$D$32])*100" office:value-type="float" office:value="39.9967102557776">
            <text:p>40,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.6">
            <text:p>35,6</text:p>
          </table:table-cell>
          <table:table-cell office:value-type="float" office:value="2.79">
            <text:p>2,79</text:p>
          </table:table-cell>
          <table:table-cell table:formula="of:=[.B29]-[.C29]" office:value-type="float" office:value="32.81">
            <text:p>32,81</text:p>
          </table:table-cell>
          <table:table-cell table:formula="of:=([.D29]/[.$D$32])*100" office:value-type="float" office:value="10.7936507936508">
            <text:p>10,794</text:p>
          </table:table-cell>
          <table:table-cell table:formula="of:=[.F28]-[.D29]" office:value-type="float" office:value="88.77">
            <text:p>88,77</text:p>
          </table:table-cell>
          <table:table-cell table:formula="of:=([.F29]/[.$D$32])*100" office:value-type="float" office:value="29.2030594621268">
            <text:p>29,20</text:p>
          </table:table-cell>
          <table:table-cell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2.06">
            <text:p>12,06</text:p>
          </table:table-cell>
          <table:table-cell table:style-name="ce4" office:value-type="float" office:value="2.745">
            <text:p>2,745</text:p>
          </table:table-cell>
          <table:table-cell table:style-name="ce4" table:formula="of:=[.B30]-[.C30]" office:value-type="float" office:value="9.315">
            <text:p>9,315</text:p>
          </table:table-cell>
          <table:table-cell table:formula="of:=([.D30]/[.$D$32])*100" office:value-type="float" office:value="3.06439674315322">
            <text:p>3,064</text:p>
          </table:table-cell>
          <table:table-cell table:style-name="ce4" table:formula="of:=[.F29]-[.D30]" office:value-type="float" office:value="79.455">
            <text:p>79,455</text:p>
          </table:table-cell>
          <table:table-cell table:formula="of:=([.F30]/[.$D$32])*100" office:value-type="float" office:value="26.1386627189736">
            <text:p>26,14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2.745">
            <text:p>2,745</text:p>
          </table:table-cell>
          <table:table-cell table:formula="of:=[.B31]-[.C31]" office:value-type="float" office:value="79.455">
            <text:p>79,455</text:p>
          </table:table-cell>
          <table:table-cell table:formula="of:=([.D31]/[.$D$32])*100" office:value-type="float" office:value="26.1386627189736">
            <text:p>26,139</text:p>
          </table:table-cell>
          <table:table-cell table:formula="of:=[.F30]-[.D31]" office:value-type="float" office:value="0">
            <text:p>0</text:p>
          </table:table-cell>
          <table:table-cell table:formula="of:=([.F31]/[.$D$32])*100" office:value-type="float" office:value="0">
            <text:p>0,00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table:formula="of:=SUM([.D20:.D31])" office:value-type="float" office:value="303.975">
            <text:p>303,975</text:p>
          </table:table-cell>
          <table:table-cell table:style-name="Default" table:formula="of:=SUM([.E20:.E31])" office:value-type="float" office:value="100">
            <text:p>100</text:p>
          </table:table-cell>
          <table:table-cell table:style-name="Default" table:number-columns-repeated="2"/>
          <table:table-cell/>
        </table:table-row>
      </table:table>
      <table:table table:name="Foglio2_2" table:style-name="ta1" table:print="false"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6"/>
        <table:table-column table:style-name="co7" table:default-cell-style-name="ce3"/>
        <table:table-column table:style-name="co7" table:default-cell-style-name="ce9"/>
        <table:table-row table:style-name="ro1">
          <table:table-cell table:style-name="ce1" office:value-type="string">
            <text:p>prima prova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3.8">
            <text:p>23,8</text:p>
          </table:table-cell>
          <table:table-cell table:style-name="ce2" office:value-type="float" office:value="2.725">
            <text:p>2,725</text:p>
          </table:table-cell>
          <table:table-cell table:style-name="ce2" table:formula="of:=[.B3]-[.C3]" office:value-type="float" office:value="21.075">
            <text:p>21,075</text:p>
          </table:table-cell>
          <table:table-cell table:formula="of:=([.D3]/[.$D$15])*100" office:value-type="float" office:value="7.45239484432186">
            <text:p>7,452</text:p>
          </table:table-cell>
          <table:table-cell table:style-name="ce2" table:formula="of:=[.D15]-[.D3]" office:value-type="float" office:value="261.72">
            <text:p>261,72</text:p>
          </table:table-cell>
          <table:table-cell table:formula="of:=([.F3]/[.$D$15])*100" office:value-type="float" office:value="92.5476051556781">
            <text:p>92,5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.9">
            <text:p>27,9</text:p>
          </table:table-cell>
          <table:table-cell office:value-type="float" office:value="2.905">
            <text:p>2,905</text:p>
          </table:table-cell>
          <table:table-cell table:formula="of:=[.B4]-[.C4]" office:value-type="float" office:value="24.995">
            <text:p>24,995</text:p>
          </table:table-cell>
          <table:table-cell table:style-name="ce7" table:formula="of:=([.D4]/[.$D$15])*100" office:value-type="float" office:value="8.83855796601778">
            <text:p>8,839</text:p>
          </table:table-cell>
          <table:table-cell table:formula="of:=[.F3]-[.D4]" office:value-type="float" office:value="236.725">
            <text:p>236,725</text:p>
          </table:table-cell>
          <table:table-cell table:style-name="ce10" table:formula="of:=([.F4]/[.$D$15])*100" office:value-type="float" office:value="83.7090471896603">
            <text:p>83,71</text:p>
          </table:table-cell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1.6">
            <text:p>31,6</text:p>
          </table:table-cell>
          <table:table-cell table:style-name="ce4" office:value-type="float" office:value="2.855">
            <text:p>2,855</text:p>
          </table:table-cell>
          <table:table-cell table:style-name="ce4" table:formula="of:=[.B5]-[.C5]" office:value-type="float" office:value="28.745">
            <text:p>28,745</text:p>
          </table:table-cell>
          <table:table-cell table:style-name="ce8" table:formula="of:=([.D5]/[.$D$15])*100" office:value-type="float" office:value="10.1646068707014">
            <text:p>10,165</text:p>
          </table:table-cell>
          <table:table-cell table:style-name="ce4" table:formula="of:=[.F4]-[.D5]" office:value-type="float" office:value="207.98">
            <text:p>207,98</text:p>
          </table:table-cell>
          <table:table-cell table:formula="of:=([.F5]/[.$D$15])*100" office:value-type="float" office:value="73.544440318959">
            <text:p>73,5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.6">
            <text:p>16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13.81">
            <text:p>13,81</text:p>
          </table:table-cell>
          <table:table-cell table:style-name="ce7" table:formula="of:=([.D6]/[.$D$15])*100" office:value-type="float" office:value="4.88339609964816">
            <text:p>4,883</text:p>
          </table:table-cell>
          <table:table-cell table:formula="of:=[.F5]-[.D6]" office:value-type="float" office:value="194.17">
            <text:p>194,17</text:p>
          </table:table-cell>
          <table:table-cell table:style-name="ce10" table:formula="of:=([.F6]/[.$D$15])*100" office:value-type="float" office:value="68.6610442193108">
            <text:p>68,66</text:p>
          </table:table-cell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3.8">
            <text:p>23,8</text:p>
          </table:table-cell>
          <table:table-cell table:style-name="ce4" office:value-type="float" office:value="2.78">
            <text:p>2,78</text:p>
          </table:table-cell>
          <table:table-cell table:style-name="ce4" table:formula="of:=[.B7]-[.C7]" office:value-type="float" office:value="21.02">
            <text:p>21,02</text:p>
          </table:table-cell>
          <table:table-cell table:style-name="ce8" table:formula="of:=([.D7]/[.$D$15])*100" office:value-type="float" office:value="7.43294612705317">
            <text:p>7,433</text:p>
          </table:table-cell>
          <table:table-cell table:style-name="ce4" table:formula="of:=[.F6]-[.D7]" office:value-type="float" office:value="173.15">
            <text:p>173,15</text:p>
          </table:table-cell>
          <table:table-cell table:formula="of:=([.F7]/[.$D$15])*100" office:value-type="float" office:value="61.2280980922577">
            <text:p>61,2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.6">
            <text:p>27,6</text:p>
          </table:table-cell>
          <table:table-cell office:value-type="float" office:value="2.755">
            <text:p>2,755</text:p>
          </table:table-cell>
          <table:table-cell table:formula="of:=[.B8]-[.C8]" office:value-type="float" office:value="24.845">
            <text:p>24,845</text:p>
          </table:table-cell>
          <table:table-cell table:style-name="ce7" table:formula="of:=([.D8]/[.$D$15])*100" office:value-type="float" office:value="8.78551600983044">
            <text:p>8,786</text:p>
          </table:table-cell>
          <table:table-cell table:formula="of:=[.F7]-[.D8]" office:value-type="float" office:value="148.305">
            <text:p>148,305</text:p>
          </table:table-cell>
          <table:table-cell table:style-name="ce10" table:formula="of:=([.F8]/[.$D$15])*100" office:value-type="float" office:value="52.4425820824272">
            <text:p>52,44</text:p>
          </table:table-cell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9.33">
            <text:p>9,33</text:p>
          </table:table-cell>
          <table:table-cell table:style-name="ce4" office:value-type="float" office:value="2.79">
            <text:p>2,79</text:p>
          </table:table-cell>
          <table:table-cell table:style-name="ce4" table:formula="of:=[.B9]-[.C9]" office:value-type="float" office:value="6.54">
            <text:p>6,54</text:p>
          </table:table-cell>
          <table:table-cell table:style-name="ce8" table:formula="of:=([.D9]/[.$D$15])*100" office:value-type="float" office:value="2.31262928976821">
            <text:p>2,313</text:p>
          </table:table-cell>
          <table:table-cell table:style-name="ce4" table:formula="of:=[.F8]-[.D9]" office:value-type="float" office:value="141.765">
            <text:p>141,765</text:p>
          </table:table-cell>
          <table:table-cell table:formula="of:=([.F9]/[.$D$15])*100" office:value-type="float" office:value="50.129952792659">
            <text:p>50,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2.825">
            <text:p>2,825</text:p>
          </table:table-cell>
          <table:table-cell table:formula="of:=[.B10]-[.C10]" office:value-type="float" office:value="32.175">
            <text:p>32,175</text:p>
          </table:table-cell>
          <table:table-cell table:style-name="ce7" table:formula="of:=([.D10]/[.$D$15])*100" office:value-type="float" office:value="11.3774996021853">
            <text:p>11,377</text:p>
          </table:table-cell>
          <table:table-cell table:formula="of:=[.F9]-[.D10]" office:value-type="float" office:value="109.59">
            <text:p>109,59</text:p>
          </table:table-cell>
          <table:table-cell table:style-name="ce10" table:formula="of:=([.F10]/[.$D$15])*100" office:value-type="float" office:value="38.7524531904737">
            <text:p>38,75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39.5">
            <text:p>39,5</text:p>
          </table:table-cell>
          <table:table-cell table:style-name="ce4" office:value-type="float" office:value="2.805">
            <text:p>2,805</text:p>
          </table:table-cell>
          <table:table-cell table:style-name="ce4" table:formula="of:=[.B11]-[.C11]" office:value-type="float" office:value="36.695">
            <text:p>36,695</text:p>
          </table:table-cell>
          <table:table-cell table:style-name="ce8" table:formula="of:=([.D11]/[.$D$15])*100" office:value-type="float" office:value="12.9758305486306">
            <text:p>12,976</text:p>
          </table:table-cell>
          <table:table-cell table:style-name="ce4" table:formula="of:=[.F10]-[.D11]" office:value-type="float" office:value="72.895">
            <text:p>72,895</text:p>
          </table:table-cell>
          <table:table-cell table:formula="of:=([.F11]/[.$D$15])*100" office:value-type="float" office:value="25.776622641843">
            <text:p>25,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.5">
            <text:p>36,5</text:p>
          </table:table-cell>
          <table:table-cell office:value-type="float" office:value="2.79">
            <text:p>2,79</text:p>
          </table:table-cell>
          <table:table-cell table:formula="of:=[.B12]-[.C12]" office:value-type="float" office:value="33.71">
            <text:p>33,71</text:p>
          </table:table-cell>
          <table:table-cell table:style-name="ce7" table:formula="of:=([.D12]/[.$D$15])*100" office:value-type="float" office:value="11.9202956205025">
            <text:p>11,920</text:p>
          </table:table-cell>
          <table:table-cell table:formula="of:=[.F11]-[.D12]" office:value-type="float" office:value="39.185">
            <text:p>39,185</text:p>
          </table:table-cell>
          <table:table-cell table:style-name="ce10" table:formula="of:=([.F12]/[.$D$15])*100" office:value-type="float" office:value="13.8563270213406">
            <text:p>13,86</text:p>
          </table:table-cell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14.675">
            <text:p>14,675</text:p>
          </table:table-cell>
          <table:table-cell table:style-name="ce4" office:value-type="float" office:value="2.745">
            <text:p>2,745</text:p>
          </table:table-cell>
          <table:table-cell table:style-name="ce4" table:formula="of:=[.B13]-[.C13]" office:value-type="float" office:value="11.93">
            <text:p>11,93</text:p>
          </table:table-cell>
          <table:table-cell table:style-name="ce8" table:formula="of:=([.D13]/[.$D$15])*100" office:value-type="float" office:value="4.21860358210011">
            <text:p>4,219</text:p>
          </table:table-cell>
          <table:table-cell table:style-name="ce4" table:formula="of:=[.F12]-[.D13]" office:value-type="float" office:value="27.255">
            <text:p>27,255</text:p>
          </table:table-cell>
          <table:table-cell table:formula="of:=([.F13]/[.$D$15])*100" office:value-type="float" office:value="9.63772343924044">
            <text:p>9,6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.745">
            <text:p>2,745</text:p>
          </table:table-cell>
          <table:table-cell table:formula="of:=[.B14]-[.C14]" office:value-type="float" office:value="27.255">
            <text:p>27,255</text:p>
          </table:table-cell>
          <table:table-cell table:style-name="ce7" table:formula="of:=([.D14]/[.$D$15])*100" office:value-type="float" office:value="9.63772343924044">
            <text:p>9,638</text:p>
          </table:table-cell>
          <table:table-cell table:formula="of:=[.F13]-[.D14]" office:value-type="float" office:value="0">
            <text:p>0</text:p>
          </table:table-cell>
          <table:table-cell table:style-name="ce10" table:formula="of:=([.F14]/[.$D$15])*100" office:value-type="float" office:value="0">
            <text:p>0,00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3:.D14])" office:value-type="float" office:value="282.795">
            <text:p>282,795</text:p>
          </table:table-cell>
          <table:table-cell table:style-name="Default" table:formula="of:=SUM([.E3:.E14])" office:value-type="float" office:value="100">
            <text:p>1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>
            <text:p>seconda prova 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diametro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float" office:value="25.3">
            <text:p>25,3</text:p>
          </table:table-cell>
          <table:table-cell table:style-name="ce2" office:value-type="float" office:value="2.725">
            <text:p>2,725</text:p>
          </table:table-cell>
          <table:table-cell table:style-name="ce2" table:formula="of:=[.B20]-[.C20]" office:value-type="float" office:value="22.575">
            <text:p>22,575</text:p>
          </table:table-cell>
          <table:table-cell table:formula="of:=([.D20]/[.$D$32])*100" office:value-type="float" office:value="7.65163455183283">
            <text:p>7,652</text:p>
          </table:table-cell>
          <table:table-cell table:style-name="ce2" table:formula="of:=[.D32]-[.D20]" office:value-type="float" office:value="272.46">
            <text:p>272,46</text:p>
          </table:table-cell>
          <table:table-cell table:formula="of:=([.F20]/[.$D$32])*100" office:value-type="float" office:value="92.3483654481672">
            <text:p>92,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9.7">
            <text:p>29,7</text:p>
          </table:table-cell>
          <table:table-cell office:value-type="float" office:value="2.905">
            <text:p>2,905</text:p>
          </table:table-cell>
          <table:table-cell table:formula="of:=[.B21]-[.C21]" office:value-type="float" office:value="26.795">
            <text:p>26,795</text:p>
          </table:table-cell>
          <table:table-cell table:formula="of:=([.D21]/[.$D$32])*100" office:value-type="float" office:value="9.08197332519871">
            <text:p>9,082</text:p>
          </table:table-cell>
          <table:table-cell table:formula="of:=[.F20]-[.D21]" office:value-type="float" office:value="245.665">
            <text:p>245,665</text:p>
          </table:table-cell>
          <table:table-cell table:formula="of:=([.F21]/[.$D$32])*100" office:value-type="float" office:value="83.2663921229685">
            <text:p>83,27</text:p>
          </table:table-cell>
        </table:table-row>
        <table:table-row table:style-name="ro1">
          <table:table-cell table:style-name="ce4" office:value-type="float" office:value="400">
            <text:p>400</text:p>
          </table:table-cell>
          <table:table-cell table:style-name="ce4" office:value-type="float" office:value="32.5">
            <text:p>32,5</text:p>
          </table:table-cell>
          <table:table-cell table:style-name="ce4" office:value-type="float" office:value="2.855">
            <text:p>2,855</text:p>
          </table:table-cell>
          <table:table-cell table:style-name="ce4" table:formula="of:=[.B22]-[.C22]" office:value-type="float" office:value="29.645">
            <text:p>29,645</text:p>
          </table:table-cell>
          <table:table-cell table:formula="of:=([.D22]/[.$D$32])*100" office:value-type="float" office:value="10.0479604114766">
            <text:p>10,048</text:p>
          </table:table-cell>
          <table:table-cell table:style-name="ce4" table:formula="of:=[.F21]-[.D22]" office:value-type="float" office:value="216.02">
            <text:p>216,02</text:p>
          </table:table-cell>
          <table:table-cell table:formula="of:=([.F22]/[.$D$32])*100" office:value-type="float" office:value="73.2184317114919">
            <text:p>73,2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7.4">
            <text:p>17,4</text:p>
          </table:table-cell>
          <table:table-cell office:value-type="float" office:value="2.79">
            <text:p>2,79</text:p>
          </table:table-cell>
          <table:table-cell table:formula="of:=[.B23]-[.C23]" office:value-type="float" office:value="14.61">
            <text:p>14,61</text:p>
          </table:table-cell>
          <table:table-cell table:formula="of:=([.D23]/[.$D$32])*100" office:value-type="float" office:value="4.95195485281407">
            <text:p>4,952</text:p>
          </table:table-cell>
          <table:table-cell table:formula="of:=[.F22]-[.D23]" office:value-type="float" office:value="201.41">
            <text:p>201,41</text:p>
          </table:table-cell>
          <table:table-cell table:formula="of:=([.F23]/[.$D$32])*100" office:value-type="float" office:value="68.2664768586778">
            <text:p>68,27</text:p>
          </table:table-cell>
        </table:table-row>
        <table:table-row table:style-name="ro1">
          <table:table-cell table:style-name="ce4" office:value-type="float" office:value="300">
            <text:p>300</text:p>
          </table:table-cell>
          <table:table-cell table:style-name="ce4" office:value-type="float" office:value="22.2">
            <text:p>22,2</text:p>
          </table:table-cell>
          <table:table-cell table:style-name="ce4" office:value-type="float" office:value="2.78">
            <text:p>2,78</text:p>
          </table:table-cell>
          <table:table-cell table:style-name="ce4" table:formula="of:=[.B24]-[.C24]" office:value-type="float" office:value="19.42">
            <text:p>19,42</text:p>
          </table:table-cell>
          <table:table-cell table:formula="of:=([.D24]/[.$D$32])*100" office:value-type="float" office:value="6.58226990018133">
            <text:p>6,582</text:p>
          </table:table-cell>
          <table:table-cell table:style-name="ce4" table:formula="of:=[.F23]-[.D24]" office:value-type="float" office:value="181.99">
            <text:p>181,99</text:p>
          </table:table-cell>
          <table:table-cell table:formula="of:=([.F24]/[.$D$32])*100" office:value-type="float" office:value="61.6842069584965">
            <text:p>61,6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.8">
            <text:p>26,8</text:p>
          </table:table-cell>
          <table:table-cell office:value-type="float" office:value="2.755">
            <text:p>2,755</text:p>
          </table:table-cell>
          <table:table-cell table:formula="of:=[.B25]-[.C25]" office:value-type="float" office:value="24.045">
            <text:p>24,045</text:p>
          </table:table-cell>
          <table:table-cell table:formula="of:=([.D25]/[.$D$32])*100" office:value-type="float" office:value="8.14988052264986">
            <text:p>8,150</text:p>
          </table:table-cell>
          <table:table-cell table:formula="of:=[.F24]-[.D25]" office:value-type="float" office:value="157.945">
            <text:p>157,945</text:p>
          </table:table-cell>
          <table:table-cell table:formula="of:=([.F25]/[.$D$32])*100" office:value-type="float" office:value="53.5343264358466">
            <text:p>53,53</text:p>
          </table:table-cell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10.495">
            <text:p>10,495</text:p>
          </table:table-cell>
          <table:table-cell table:style-name="ce4" office:value-type="float" office:value="2.79">
            <text:p>2,79</text:p>
          </table:table-cell>
          <table:table-cell table:style-name="ce4" table:formula="of:=[.B26]-[.C26]" office:value-type="float" office:value="7.705">
            <text:p>7,705</text:p>
          </table:table-cell>
          <table:table-cell table:formula="of:=([.D26]/[.$D$32])*100" office:value-type="float" office:value="2.61155456132323">
            <text:p>2,612</text:p>
          </table:table-cell>
          <table:table-cell table:style-name="ce4" table:formula="of:=[.F25]-[.D26]" office:value-type="float" office:value="150.24">
            <text:p>150,24</text:p>
          </table:table-cell>
          <table:table-cell table:formula="of:=([.F26]/[.$D$32])*100" office:value-type="float" office:value="50.9227718745234">
            <text:p>50,9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.1">
            <text:p>20,1</text:p>
          </table:table-cell>
          <table:table-cell office:value-type="float" office:value="2.825">
            <text:p>2,825</text:p>
          </table:table-cell>
          <table:table-cell table:formula="of:=[.B27]-[.C27]" office:value-type="float" office:value="17.275">
            <text:p>17,275</text:p>
          </table:table-cell>
          <table:table-cell table:formula="of:=([.D27]/[.$D$32])*100" office:value-type="float" office:value="5.85523751419323">
            <text:p>5,855</text:p>
          </table:table-cell>
          <table:table-cell table:formula="of:=[.F26]-[.D27]" office:value-type="float" office:value="132.965">
            <text:p>132,965</text:p>
          </table:table-cell>
          <table:table-cell table:formula="of:=([.F27]/[.$D$32])*100" office:value-type="float" office:value="45.0675343603301">
            <text:p>45,07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20.1">
            <text:p>20,1</text:p>
          </table:table-cell>
          <table:table-cell table:style-name="ce4" office:value-type="float" office:value="2.805">
            <text:p>2,805</text:p>
          </table:table-cell>
          <table:table-cell table:style-name="ce4" table:formula="of:=[.B28]-[.C28]" office:value-type="float" office:value="17.295">
            <text:p>17,295</text:p>
          </table:table-cell>
          <table:table-cell table:formula="of:=([.D28]/[.$D$32])*100" office:value-type="float" office:value="5.86201637093904">
            <text:p>5,862</text:p>
          </table:table-cell>
          <table:table-cell table:style-name="ce4" table:formula="of:=[.F27]-[.D28]" office:value-type="float" office:value="115.67">
            <text:p>115,67</text:p>
          </table:table-cell>
          <table:table-cell table:formula="of:=([.F28]/[.$D$32])*100" office:value-type="float" office:value="39.2055179893911">
            <text:p>39,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.3">
            <text:p>44,3</text:p>
          </table:table-cell>
          <table:table-cell office:value-type="float" office:value="2.79">
            <text:p>2,79</text:p>
          </table:table-cell>
          <table:table-cell table:formula="of:=[.B29]-[.C29]" office:value-type="float" office:value="41.51">
            <text:p>41,51</text:p>
          </table:table-cell>
          <table:table-cell table:formula="of:=([.D29]/[.$D$32])*100" office:value-type="float" office:value="14.0695171759283">
            <text:p>14,070</text:p>
          </table:table-cell>
          <table:table-cell table:formula="of:=[.F28]-[.D29]" office:value-type="float" office:value="74.16">
            <text:p>74,16</text:p>
          </table:table-cell>
          <table:table-cell table:formula="of:=([.F29]/[.$D$32])*100" office:value-type="float" office:value="25.1360008134628">
            <text:p>25,14</text:p>
          </table:table-cell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float" office:value="39.65">
            <text:p>39,65</text:p>
          </table:table-cell>
          <table:table-cell table:style-name="ce4" office:value-type="float" office:value="2.745">
            <text:p>2,745</text:p>
          </table:table-cell>
          <table:table-cell table:style-name="ce4" table:formula="of:=[.B30]-[.C30]" office:value-type="float" office:value="36.905">
            <text:p>36,905</text:p>
          </table:table-cell>
          <table:table-cell table:formula="of:=([.D30]/[.$D$32])*100" office:value-type="float" office:value="12.5086854102056">
            <text:p>12,509</text:p>
          </table:table-cell>
          <table:table-cell table:style-name="ce4" table:formula="of:=[.F29]-[.D30]" office:value-type="float" office:value="37.255">
            <text:p>37,255</text:p>
          </table:table-cell>
          <table:table-cell table:formula="of:=([.F30]/[.$D$32])*100" office:value-type="float" office:value="12.6273154032572">
            <text:p>12,6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float" office:value="2.745">
            <text:p>2,745</text:p>
          </table:table-cell>
          <table:table-cell table:formula="of:=[.B31]-[.C31]" office:value-type="float" office:value="37.255">
            <text:p>37,255</text:p>
          </table:table-cell>
          <table:table-cell table:formula="of:=([.D31]/[.$D$32])*100" office:value-type="float" office:value="12.6273154032572">
            <text:p>12,627</text:p>
          </table:table-cell>
          <table:table-cell table:formula="of:=[.F30]-[.D31]" office:value-type="float" office:value="0">
            <text:p>0</text:p>
          </table:table-cell>
          <table:table-cell table:formula="of:=([.F31]/[.$D$32])*100" office:value-type="float" office:value="0">
            <text:p>0,00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20:.D31])" office:value-type="float" office:value="295.035">
            <text:p>295,035</text:p>
          </table:table-cell>
          <table:table-cell table:style-name="Default" table:formula="of:=SUM([.E20:.E31])" office:value-type="float" office:value="100">
            <text:p>100</text:p>
          </table:table-cell>
          <table:table-cell table:style-name="Default" table:number-columns-repeated="2"/>
        </table:table-row>
      </table:table>
      <table:database-ranges>
        <table:database-range table:target-range-address="Foglio1.C18:Foglio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17/03/2014</text:date>, <text:time>15.34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03-17T15:34:34.05</dc:date>
    <meta:editing-duration>PT12H46M4S</meta:editing-duration>
    <meta:editing-cycles>23</meta:editing-cycles>
    <meta:generator>OpenOffice/4.0.1$Win32 OpenOffice.org_project/401m5$Build-9714</meta:generator>
    <meta:document-statistic meta:table-count="3" meta:cell-count="4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6cm" svg:height="9.008cm" xlink:href=".." xlink:type="simple" chart:class="chart:scatter" chart:style-name="ch1">
        <chart:title svg:x="3.243cm" svg:y="0.316cm" chart:style-name="ch2">
          <text:p>Curva Granulometrica</text:p>
        </chart:title>
        <chart:legend svg:x="6.327cm" svg:y="8.092cm" style:legend-expansion="custom" chartooo:width="3.488cm" chartooo:height="0.594cm" style:legend-expansion-aspect-ratio="5.87205387205387" chart:style-name="ch3"/>
        <chart:plot-area chart:style-name="ch4" table:cell-range-address="Foglio1.C18:Foglio1.C28 Foglio1.A18:Foglio1.A28 Foglio1.E15:Foglio1.E15" chart:data-source-has-labels="both" svg:x="0.14cm" svg:y="1.633cm" svg:width="10.117cm" svg:height="5.691cm">
          <chartooo:coordinate-region svg:x="0.947cm" svg:y="1.845cm" svg:width="9.03cm" svg:height="5.267cm"/>
          <chart:axis chart:dimension="x" chart:name="primary-x" chart:style-name="ch5" chartooo:axis-type="auto">
            <chart:title svg:x="4.638cm" svg:y="7.505cm" chart:style-name="ch6">
              <text:p>D (um)</text:p>
            </chart:title>
            <chart:categories table:cell-range-address="Foglio1.C18:Foglio1.C28"/>
          </chart:axis>
          <chart:axis chart:dimension="y" chart:name="primary-y" chart:style-name="ch7">
            <chart:title svg:x="0.001cm" svg:y="4.826cm" chart:style-name="ch8">
              <text:p>% P</text:p>
            </chart:title>
            <chart:grid chart:style-name="ch9" chart:class="major"/>
          </chart:axis>
          <chart:series chart:style-name="ch10" chart:values-cell-range-address="Foglio1.C18:Foglio1.C28" chart:label-cell-address="Foglio1.E15:Foglio1.E15" chart:class="chart:scatter">
            <chart:domain table:cell-range-address="Foglio1.A18:Foglio1.A28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urva Granulometrica</text:p>
                <draw:g>
                  <svg:desc>Foglio1.E15:Foglio1.E15</svg:desc>
                </draw:g>
              </table:table-cell>
            </table:table-row>
          </table:table-header-rows>
          <table:table-rows>
            <table:table-row>
              <table:table-cell office:value-type="float" office:value="-0.0000000000000247140610561099">
                <text:p>-0</text:p>
                <draw:g>
                  <svg:desc>Foglio1.C18:Foglio1.C28</svg:desc>
                </draw:g>
              </table:table-cell>
              <table:table-cell office:value-type="float" office:value="0">
                <text:p>0</text:p>
                <draw:g>
                  <svg:desc>Foglio1.A18:Foglio1.A28</svg:desc>
                </draw:g>
              </table:table-cell>
              <table:table-cell office:value-type="float" office:value="-0.0000000000000247140610561099">
                <text:p>-0.0000000000000247140610561099</text:p>
                <draw:g>
                  <svg:desc>Foglio1.C18:Foglio1.C28</svg:desc>
                </draw:g>
              </table:table-cell>
            </table:table-row>
            <table:table-row>
              <table:table-cell office:value-type="float" office:value="0.210799689702832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.210799689702832">
                <text:p>0.210799689702832</text:p>
              </table:table-cell>
            </table:table-row>
            <table:table-row>
              <table:table-cell office:value-type="float" office:value="0.35751627373602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35751627373602">
                <text:p>0.35751627373602</text:p>
              </table:table-cell>
            </table:table-row>
            <table:table-row>
              <table:table-cell office:value-type="float" office:value="2.17713919525108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17713919525108">
                <text:p>2.17713919525108</text:p>
              </table:table-cell>
            </table:table-row>
            <table:table-row>
              <table:table-cell office:value-type="float" office:value="7.53651050625651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7.53651050625651">
                <text:p>7.53651050625651</text:p>
              </table:table-cell>
            </table:table-row>
            <table:table-row>
              <table:table-cell office:value-type="float" office:value="28.5068636378967">
                <text:p>30</text:p>
              </table:table-cell>
              <table:table-cell office:value-type="float" office:value="212">
                <text:p>212</text:p>
              </table:table-cell>
              <table:table-cell office:value-type="float" office:value="28.5068636378967">
                <text:p>28.5068636378967</text:p>
              </table:table-cell>
            </table:table-row>
            <table:table-row>
              <table:table-cell office:value-type="float" office:value="47.8363519848899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47.8363519848899">
                <text:p>47.8363519848899</text:p>
              </table:table-cell>
            </table:table-row>
            <table:table-row>
              <table:table-cell office:value-type="float" office:value="97.9375358359473">
                <text:p>100</text:p>
              </table:table-cell>
              <table:table-cell office:value-type="float" office:value="355">
                <text:p>355</text:p>
              </table:table-cell>
              <table:table-cell office:value-type="float" office:value="97.9375358359473">
                <text:p>97.9375358359473</text:p>
              </table:table-cell>
            </table:table-row>
            <table:table-row>
              <table:table-cell office:value-type="float" office:value="98.8836048433337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98.8836048433337">
                <text:p>98.8836048433337</text:p>
              </table:table-cell>
            </table:table-row>
            <table:table-row>
              <table:table-cell office:value-type="float" office:value="99.3642281358562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99.3642281358562">
                <text:p>99.36422813585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